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3.5pt"/>
    </style:style>
    <style:style style:name="P2" style:family="paragraph" style:parent-style-name="Standard">
      <style:text-properties style:font-name="sans-serif" fo:font-size="13.5pt" officeooo:rsid="0017fc0d" officeooo:paragraph-rsid="0017fc0d"/>
    </style:style>
    <style:style style:name="P3" style:family="paragraph" style:parent-style-name="Standard">
      <style:text-properties style:font-name="sans-serif" fo:font-size="13.5pt" officeooo:rsid="0017fc0d" officeooo:paragraph-rsid="001b0713"/>
    </style:style>
    <style:style style:name="P4" style:family="paragraph" style:parent-style-name="Standard">
      <style:text-properties style:font-name="sans-serif" fo:font-size="13.5pt" officeooo:rsid="0017fc0d" officeooo:paragraph-rsid="001c390f"/>
    </style:style>
    <style:style style:name="P5" style:family="paragraph" style:parent-style-name="Standard">
      <style:text-properties style:font-name="sans-serif" fo:font-size="13.5pt" fo:font-weight="bold" style:font-weight-asian="bold" style:font-weight-complex="bold"/>
    </style:style>
    <style:style style:name="P6" style:family="paragraph" style:parent-style-name="Standard">
      <style:text-properties style:font-name="sans-serif" fo:font-size="13.5pt" style:text-underline-style="solid" style:text-underline-width="auto" style:text-underline-color="font-color" fo:font-weight="bold" officeooo:rsid="0017fc0d" officeooo:paragraph-rsid="0017fc0d" style:font-weight-asian="bold" style:font-weight-complex="bold"/>
    </style:style>
    <style:style style:name="P7" style:family="paragraph" style:parent-style-name="Standard">
      <style:text-properties style:font-name="sans-serif" fo:font-size="13.5pt" officeooo:rsid="001b0713" officeooo:paragraph-rsid="001b0713"/>
    </style:style>
    <style:style style:name="P8" style:family="paragraph" style:parent-style-name="Standard">
      <style:text-properties style:font-name="sans-serif" fo:font-size="13.5pt" officeooo:rsid="001c390f" officeooo:paragraph-rsid="001c390f"/>
    </style:style>
    <style:style style:name="P9" style:family="paragraph" style:parent-style-name="Standard">
      <style:paragraph-properties fo:text-align="start" style:justify-single-word="false"/>
      <style:text-properties style:font-name="sans-serif" fo:font-size="12pt" style:text-underline-style="solid" style:text-underline-width="auto" style:text-underline-color="font-color" fo:font-weight="bold" officeooo:rsid="0017fc0d" officeooo:paragraph-rsid="001c390f" style:font-size-asian="12pt" style:font-weight-asian="bold" style:font-size-complex="12pt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7fc0d" officeooo:paragraph-rsid="0017fc0d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99ee1" officeooo:paragraph-rsid="00199ee1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19accb" officeooo:paragraph-rsid="0019accb" fo:background-color="transparent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19accb" officeooo:paragraph-rsid="001b0713" fo:background-color="transparent" style:font-weight-asian="bold" style:font-weight-complex="bold"/>
    </style:style>
    <style:style style:name="P14" style:family="paragraph" style:parent-style-name="Standard">
      <style:text-properties style:text-underline-style="none" fo:font-weight="normal" officeooo:rsid="0017fc0d" officeooo:paragraph-rsid="0017fc0d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99ee1" officeooo:paragraph-rsid="00199ee1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9accb" officeooo:paragraph-rsid="0019accb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9accb" officeooo:paragraph-rsid="0019accb" fo:background-color="#ffff00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9accb" officeooo:paragraph-rsid="0019accb" fo:background-color="transparent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19accb" officeooo:paragraph-rsid="001b0713" fo:background-color="transparent" style:font-weight-asian="normal" style:font-weight-complex="normal"/>
    </style:style>
    <style:style style:name="P20" style:family="paragraph" style:parent-style-name="Standard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1b0713" officeooo:paragraph-rsid="001b0713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199ee1" officeooo:paragraph-rsid="001b0713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199ee1" officeooo:paragraph-rsid="001c390f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199ee1" officeooo:paragraph-rsid="001dabf7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1c390f" officeooo:paragraph-rsid="001c390f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1c390f" officeooo:paragraph-rsid="001dabf7" style:font-size-asian="12pt" style:font-weight-asian="bold" style:font-size-complex="12pt" style:font-weight-complex="bold"/>
    </style:style>
    <style:style style:name="P27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1c390f" officeooo:paragraph-rsid="001c390f" style:font-size-asian="12pt" style:font-weight-asian="bold" style:font-size-complex="12pt" style:font-weight-complex="bold"/>
    </style:style>
    <style:style style:name="P28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17fc0d" officeooo:paragraph-rsid="0017fc0d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1dabf7" officeooo:paragraph-rsid="001dabf7" style:font-size-asian="12pt" style:font-weight-asian="bold" style:font-size-complex="12pt" style:font-weight-complex="bold"/>
    </style:style>
    <style:style style:name="P30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paragraph-rsid="0019accb" style:font-size-asian="12pt" style:font-weight-asian="bold" style:font-size-complex="12pt" style:font-weight-complex="bold"/>
    </style:style>
    <style:style style:name="P31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1b0713" officeooo:paragraph-rsid="001b0713" fo:background-color="transparent" style:font-size-asian="12pt" style:font-weight-asian="bold" style:font-size-complex="12pt" style:font-weight-complex="bold"/>
    </style:style>
    <style:style style:name="P32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1b0713" officeooo:paragraph-rsid="001dabf7" fo:background-color="transparent" style:font-size-asian="12pt" style:font-weight-asian="bold" style:font-size-complex="12pt" style:font-weight-complex="bold"/>
    </style:style>
    <style:style style:name="P33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19accb" officeooo:paragraph-rsid="001b0713" fo:background-color="transparent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19accb" officeooo:paragraph-rsid="001c390f" fo:background-color="transparent" style:font-size-asian="12pt" style:font-weight-asian="bold" style:font-size-complex="12pt" style:font-weight-complex="bold"/>
    </style:style>
    <style:style style:name="P35" style:family="paragraph" style:parent-style-name="Standard">
      <style:text-properties style:font-name="Liberation Serif" fo:font-size="12pt" style:text-underline-style="none" fo:font-weight="normal" officeooo:rsid="001b0713" officeooo:paragraph-rsid="001b0713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c390f" officeooo:paragraph-rsid="001c390f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Liberation Serif" fo:font-size="12pt" style:text-underline-style="none" fo:font-weight="normal" officeooo:rsid="001b0713" officeooo:paragraph-rsid="001b0713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b0713" officeooo:paragraph-rsid="001dabf7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Liberation Serif" fo:font-size="12pt" style:text-underline-style="none" fo:font-weight="normal" officeooo:rsid="001b0713" officeooo:paragraph-rsid="001dabf7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Liberation Serif" fo:font-size="12pt" style:text-underline-style="none" fo:font-weight="normal" officeooo:rsid="0019accb" officeooo:paragraph-rsid="001b0713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Liberation Serif" fo:font-size="12pt" style:font-size-asian="12pt" style:font-size-complex="12pt"/>
    </style:style>
    <style:style style:name="P42" style:family="paragraph" style:parent-style-name="Standard">
      <style:text-properties style:font-name="Liberation Serif" fo:font-size="12pt" officeooo:rsid="0017fc0d" officeooo:paragraph-rsid="0017fc0d" style:font-size-asian="12pt" style:font-size-complex="12pt"/>
    </style:style>
    <style:style style:name="P43" style:family="paragraph" style:parent-style-name="Standard">
      <style:text-properties style:font-name="Liberation Serif" fo:font-size="12pt" officeooo:rsid="001c390f" officeooo:paragraph-rsid="001c390f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390f" officeooo:paragraph-rsid="001c390f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officeooo:paragraph-rsid="001c390f"/>
    </style:style>
    <style:style style:name="P47" style:family="paragraph" style:parent-style-name="Standard">
      <style:paragraph-properties fo:text-align="center" style:justify-single-word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center" style:justify-single-word="false"/>
      <style:text-properties style:font-name="Liberation Serif" fo:font-size="14pt" fo:font-weight="bold" officeooo:paragraph-rsid="001c390f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c390f" officeooo:paragraph-rsid="001c390f" style:font-size-asian="14pt" style:font-weight-asian="bold" style:font-size-complex="14pt" style:font-weight-complex="bold"/>
    </style:style>
    <style:style style:name="P50" style:family="paragraph" style:parent-style-name="Standard">
      <style:paragraph-properties fo:text-align="center" style:justify-single-word="false"/>
      <style:text-properties style:font-name="Liberation Serif" fo:font-size="14pt" style:text-underline-style="none" fo:font-weight="bold" officeooo:rsid="001b0713" officeooo:paragraph-rsid="001b0713" fo:background-color="transparent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center" style:justify-single-word="false"/>
      <style:text-properties style:font-name="Liberation Serif" fo:font-size="14pt" style:text-underline-style="none" fo:font-weight="bold" officeooo:rsid="0017fc0d" officeooo:paragraph-rsid="001b0713" style:font-size-asian="14pt" style:font-weight-asian="bold" style:font-size-complex="14pt" style:font-weight-complex="bold"/>
    </style:style>
    <style:style style:name="P5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5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text-underline-style="solid" style:text-underline-width="auto" style:text-underline-color="font-color" fo:font-weight="bold" style:font-size-asian="10pt" style:font-weight-asian="bold" style:font-weight-complex="bold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b0713" fo:background-color="#ffff00" loext:char-shading-value="0"/>
    </style:style>
    <style:style style:name="T3" style:family="text">
      <style:text-properties officeooo:rsid="001b0713"/>
    </style:style>
    <style:style style:name="T4" style:family="text">
      <style:text-properties style:text-underline-style="none" fo:font-weight="normal" officeooo:rsid="0019accb" fo:background-color="transparent" loext:char-shading-value="0" style:font-weight-asian="normal" style:font-weight-complex="normal"/>
    </style:style>
    <style:style style:name="T5" style:family="text">
      <style:text-properties style:text-underline-style="none" fo:font-weight="normal" officeooo:rsid="001c390f" style:font-size-asian="12pt" style:font-weight-asian="normal" style:font-size-complex="12pt" style:font-weight-complex="normal"/>
    </style:style>
    <style:style style:name="T6" style:family="text">
      <style:text-properties style:text-underline-style="none" officeooo:rsid="0019accb" fo:background-color="transparent" loext:char-shading-value="0"/>
    </style:style>
    <style:style style:name="T7" style:family="text">
      <style:text-properties fo:color="#7f0055" style:font-name="Monospace" fo:font-size="10pt" fo:font-weight="bold" style:font-size-asian="10pt" style:font-weight-asian="bold"/>
    </style:style>
    <style:style style:name="T8" style:family="text">
      <style:text-properties fo:color="#000000" style:font-name="Monospace" fo:font-size="10pt" style:font-size-asian="10pt"/>
    </style:style>
    <style:style style:name="T9" style:family="text">
      <style:text-properties fo:color="#646464" style:font-name="Monospace" fo:font-size="10pt" style:font-size-asian="10pt"/>
    </style:style>
    <style:style style:name="T10" style:family="text">
      <style:text-properties fo:color="#6a3e3e" style:font-name="Monospace" fo:font-size="10pt" style:font-size-asian="10pt"/>
    </style:style>
    <style:style style:name="T11" style:family="text">
      <style:text-properties fo:color="#3f7f5f" style:font-name="Monospace" fo:font-size="10pt" style:font-size-asian="10pt"/>
    </style:style>
    <style:style style:name="T12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3" style:family="text">
      <style:text-properties fo:color="#7f9fbf" style:font-name="Monospace" fo:font-size="10pt" fo:font-weight="bold" style:font-size-asian="10pt" style:font-weight-asian="bold"/>
    </style:style>
    <style:style style:name="T14" style:family="text">
      <style:text-properties fo:color="#2a00ff" style:font-name="Monospace" fo:font-size="10pt" style:font-size-asian="10pt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fo:font-size="12pt" style:font-size-asian="12pt" style:font-size-complex="12pt"/>
    </style:style>
    <style:style style:name="T17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8" style:family="text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9" style:family="text">
      <style:text-properties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0" style:family="text">
      <style:text-properties officeooo:rsid="001c390f"/>
    </style:style>
    <style:style style:name="T21" style:family="text">
      <style:text-properties officeooo:rsid="001dabf7"/>
    </style:style>
    <style:style style:name="T22" style:family="text">
      <style:text-properties officeooo:rsid="0019accb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48">Project 1</text:p>
      <text:p text:style-name="P48">-</text:p>
      <text:p text:style-name="P48">State-Wise Development Analysis In India</text:p>
      <text:p text:style-name="P5"/>
      <text:p text:style-name="P20">1.Find out the districts who achieved 100 percent objective in BPL cards</text:p>
      <text:p text:style-name="P41"/>
      <text:p text:style-name="P42">Queries:</text:p>
      <text:p text:style-name="P2"/>
      <text:p text:style-name="P28">Flume:</text:p>
      <text:p text:style-name="P6"/>
      <text:p text:style-name="P42">flume-ng agent --conf-file /usr/local/flume/conf/flumeproject.conf --name agent -Dflume.root.logger=INFO,console</text:p>
      <text:p text:style-name="P42"/>
      <text:p text:style-name="P27">Inside .conf file:</text:p>
      <text:p text:style-name="P2"/>
      <text:p text:style-name="P43">agent1.sources = mysrc</text:p>
      <text:p text:style-name="P43">agent1.sinks = hdfsdest</text:p>
      <text:p text:style-name="P43">agent1.channels = mychannel</text:p>
      <text:p text:style-name="P43"> <text:s text:c="202"/>agent1.sources.mysrc.type = exec</text:p>
      <text:p text:style-name="P43">agent1.sources.mysrc.command = hadoop dfs -put /home/gv/Desktop/Execute/flume/pro/State /user/flume/mainproject1</text:p>
      <text:p text:style-name="P43"><text:s text:c="219"/>agent1.sinks.hdfsdest.type = hdfs</text:p>
      <text:p text:style-name="P43">agent1.sinks.hdfsdest.hdfs.path = hdfs://localhost:9000/user/flume/mainproject1</text:p>
      <text:p text:style-name="P43"><text:s text:c="184"/>agent1.channels.mychannel.type = memory</text:p>
      <text:p text:style-name="P43"><text:s text:c="316"/>agent1.sources.mysrc.channels = mychannel</text:p>
      <text:p text:style-name="P43">agent1.sinks.hdfsdest.channel = mychannel</text:p>
      <text:p text:style-name="Standard"/>
      <text:p text:style-name="P10">PIG:</text:p>
      <text:p text:style-name="P14"/>
      <text:p text:style-name="P14">A = load '/user/flume/mainproject1/State' using org.apache.pig.piggybank.storage.XMLLoader('row') as (state:chararray);</text:p>
      <text:p text:style-name="P10"/>
      <text:p text:style-name="P10">Parsing xml file:</text:p>
      <text:p text:style-name="P10"/>
      <text:p text:style-name="P14">B = foreach A generate FLATTEN(REGEX_EXTRACT_ALL(state,'&lt;row&gt;\\s*&lt;State_Name&gt;(.*)&lt;/State_Name&gt;\\s*&lt;District_Name&gt;(.*)&lt;/District_Name&gt;\\s*&lt;Project_Objectives_IHHL_BPL&gt;(.*)&lt;/Project_Objectives_IHHL_BPL&gt;\\s*&lt;Project_Objectives_IHHL_APL&gt;(.*)&lt;/Project_Objectives_IHHL_APL&gt;\\s*&lt;Project_Objectives_IHHL_TOTAL&gt;(.*)&lt;/Project_Objectives_IHHL_TOTAL&gt;\\s*&lt;Project_Objectives_SCW&gt;(.*)&lt;/Project_Objectives_SCW&gt;\\s*&lt;Project_Objectives_School_Toilets&gt;(.*)&lt;/Project_Objectives_School_Toilets&gt;\\s*&lt;Project_Objectives_Anganwadi_Toilets&gt;(.*)&lt;/Project_Objectives_Anganwadi_Toilets&gt;\\s*&lt;Project_Objectives_RSM&gt;(.*)&lt;/Project_Objectives_RSM&gt;\\s*&lt;Project_Objectives_PC&gt;(.*)&lt;/Project_Objectives_PC&gt;\\s*&lt;Project_Performance-IHHL_BPL&gt;(.*)&lt;/Project_Performance-IHHL_BPL&gt;\\s*&lt;Project_Performance-IHHL_APL&gt;(.*)&lt;/Project_Performance-IHHL_APL&gt;\\s*&lt;Project_Performance-IHHL_TOTAL&gt;(.*)&lt;/Project_Performance-IHHL_TOTAL&gt;\\s*&lt;Project_Performance-<text:soft-page-break/>SCW&gt;(.*)&lt;/Project_Performance-SCW&gt;\\s*&lt;Project_Performance-School_Toilets&gt;(.*)&lt;/Project_Performance-School_Toilets&gt;\\s*&lt;Project_Performance-Anganwadi_Toilets&gt;(.*)&lt;/Project_Performance-Anganwadi_Toilets&gt;\\s*&lt;Project_Performance-RSM&gt;(.*)&lt;/Project_Performance-RSM&gt;\\s*&lt;Project_Performance-PC&gt;(.*)&lt;/Project_Performance-PC&gt;\\s*&lt;/row&gt;')); </text:p>
      <text:p text:style-name="P14"/>
      <text:p text:style-name="P10">Storing B:</text:p>
      <text:p text:style-name="P14"/>
      <text:p text:style-name="P14">C = STORE B into '/user/hdusr/mainproject' using org.apache.pig.piggybank.storage.CSVExelStorage();</text:p>
      <text:p text:style-name="P14"/>
      <text:p text:style-name="P14"/>
      <text:p text:style-name="P11">Loading data to pig:</text:p>
      <text:p text:style-name="P15"/>
      <text:p text:style-name="P15">D = load '/user/hdusr/mainproject' using PigStorage(',') as (State_Name:chararray,District_Name:chararray,Project_Objectives_IHHL_BPL:int,Project_Objectives_IHHL_APL:int,Project_Objectives_IHHL_TOTAL:int,Project_Objectives_SCW:int,Project_Objectives_School_Toilets:int,Project_Objectives_Anganwadi_Toilets:int,Project_Objectives_RSM:int,Project_Objectives_PC:int,Project_Performance_IHHL_BPL:int,Project_Performance_IHHL_APL:int,Project_Performance_IHHL_TOTAL:int,Project_Performance_SCW:int,Project_Performance_School_Toilets:int,Project_Performance_Anganwadi_Toilets:int,Project_Performance_RSM:int,Project_Performance_PC:int);</text:p>
      <text:p text:style-name="P15"/>
      <text:p text:style-name="P11">Filtering:</text:p>
      <text:p text:style-name="P15"/>
      <text:p text:style-name="P15">E = filter D by Project_Objectives_IHHL_BPL == Project_Performance_IHHL_BPL;</text:p>
      <text:p text:style-name="P15"/>
      <text:p text:style-name="P17">we can get output here it self but if you need district name then below is code</text:p>
      <text:p text:style-name="P15"/>
      <text:p text:style-name="P11">Grouping:</text:p>
      <text:p text:style-name="P15"/>
      <text:p text:style-name="P15">F = group E by District_Name;</text:p>
      <text:p text:style-name="P15"/>
      <text:p text:style-name="P16">G = foreach F generate group; <text:span text:style-name="T1">(this is to display only district names)</text:span></text:p>
      <text:p text:style-name="P16"/>
      <text:p text:style-name="P12">Storing:</text:p>
      <text:p text:style-name="P18"/>
      <text:p text:style-name="P18">store E into '/user/hdusr/mainproject/results2' using PigStorage(',');</text:p>
      <text:p text:style-name="P12"/>
      <text:p text:style-name="P12"/>
      <text:p text:style-name="P12">Creating table in SQL:</text:p>
      <text:p text:style-name="P18"/>
      <text:p text:style-name="P18">create table mainproject(State_Name varchar(50),District_Name varchar(50),Project_Objectives_IHHL_BPL int(20),Project_Objectives_IHHL_APL int(20),Project_Objectives_IHHL_TOTAL int(20),Project_Objectives_SCW int(20),Project_Objectives_School_Toilets int(20),Project_Objectives_Anganwadi_Toilets int(20),Project_Objectives_RSM int(20),Project_Objectives_PC int(20),Project_Performance_IHHL_BPL int(20),Project_Performance_IHHL_APL int(20),Project_Performance_IHHL_TOTAL int(20),Project_Performance_SCW int(20),Project_Performance_School_Toilets int(20),Project_Performance_Anganwadi_Toilets int(20),Project_Performance_RSM int(20),Project_Performance_PC int(20));</text:p>
      <text:p text:style-name="P12"/>
      <text:p text:style-name="P12"><text:soft-page-break/></text:p>
      <text:p text:style-name="P12">Exporting to SQL using sqoop:</text:p>
      <text:p text:style-name="P12"/>
      <text:p text:style-name="P18">sqoop export --connect jdbc:mysql://localhost/gova --table mainproject --export-dir /user/hdusr/mainproject/results2/part-m-00000 --fields-terminated-by ' '--username root -P;</text:p>
      <text:p text:style-name="P18"></text:p>
      <text:p text:style-name="P12">checking output in SQL:</text:p>
      <text:p text:style-name="P12"/>
      <text:p text:style-name="P18">select * from mainproject;<text:span text:style-name="T3">(hence the results are too many so cant take screen shot for whole data</text:span><text:span text:style-name="T2">(total 70 records)</text:span><text:span text:style-name="T3">)</text:span></text:p>
      <text:p text:style-name="P18"/>
      <text:p text:style-name="P18"/>
      <text:p text:style-name="P18"/>
      <text:p text:style-name="P30"><text:span text:style-name="T22">2.</text:span>Write a Pig UDF to filter the districts who have reached 80% of objectives of BPL cards.</text:p>
      <text:p text:style-name="P1"><text:span text:style-name="T18">Export the results to mysql using sqoop.</text:span> </text:p>
      <text:p text:style-name="P1"/>
      <text:p text:style-name="P3">Queries:</text:p>
      <text:p text:style-name="P3"/>
      <text:p text:style-name="P21">UDF Program:</text:p>
      <text:p text:style-name="P7"/>
      <text:p text:style-name="P7"><text:span text:style-name="T7">package</text:span><text:span text:style-name="T8"> pig_UDF;</text:span></text:p>
      <text:p text:style-name="P53"/>
      <text:p text:style-name="P53"/>
      <text:p text:style-name="P52"><text:span text:style-name="T7">import</text:span><text:span text:style-name="T8"> java.io.IOException;</text:span></text:p>
      <text:p text:style-name="P53"/>
      <text:p text:style-name="P52"><text:span text:style-name="T7">import</text:span><text:span text:style-name="T8"> org.apache.pig.FilterFunc;</text:span></text:p>
      <text:p text:style-name="P52"><text:span text:style-name="T7">import</text:span><text:span text:style-name="T8"> org.apache.pig.data.Tuple;</text:span></text:p>
      <text:p text:style-name="P53"/>
      <text:p text:style-name="P52"><text:span text:style-name="T7">public</text:span><text:span text:style-name="T8"> </text:span><text:span text:style-name="T7">class</text:span><text:span text:style-name="T8"> Fil </text:span><text:span text:style-name="T7">extends</text:span><text:span text:style-name="T8"> FilterFunc {</text:span></text:p>
      <text:p text:style-name="P53"/>
      <text:p text:style-name="P52"><text:span text:style-name="T8"><text:tab/></text:span><text:span text:style-name="T9">@Override</text:span></text:p>
      <text:p text:style-name="P52"><text:span text:style-name="T8"><text:tab/></text:span><text:span text:style-name="T7">public</text:span><text:span text:style-name="T8"> Boolean exec(Tuple </text:span><text:span text:style-name="T10">input</text:span><text:span text:style-name="T8">) </text:span><text:span text:style-name="T7">throws</text:span><text:span text:style-name="T8"> IOException {</text:span></text:p>
      <text:p text:style-name="P52"><text:span text:style-name="T8"><text:tab/><text:tab/></text:span><text:span text:style-name="T11">// </text:span><text:span text:style-name="T13">TODO</text:span><text:span text:style-name="T11"> Auto-generated method stub</text:span></text:p>
      <text:p text:style-name="P52"><text:span text:style-name="T8"><text:tab/><text:tab/></text:span><text:span text:style-name="T7">if</text:span><text:span text:style-name="T8">(</text:span><text:span text:style-name="T10">input</text:span><text:span text:style-name="T8"> == </text:span><text:span text:style-name="T7">null</text:span><text:span text:style-name="T8"> || </text:span><text:span text:style-name="T10">input</text:span><text:span text:style-name="T8">.size() == 0 )</text:span></text:p>
      <text:p text:style-name="P52"><text:span text:style-name="T8"><text:tab/><text:tab/>{</text:span></text:p>
      <text:p text:style-name="P52"><text:span text:style-name="T8"><text:tab/><text:tab/><text:tab/><text:tab/><text:tab/></text:span></text:p>
      <text:p text:style-name="P52"><text:span text:style-name="T8"><text:tab/><text:tab/></text:span><text:span text:style-name="T7">return</text:span><text:span text:style-name="T8"> </text:span><text:span text:style-name="T7">null</text:span><text:span text:style-name="T8">;</text:span></text:p>
      <text:p text:style-name="P52"><text:span text:style-name="T8"><text:tab/><text:tab/>}</text:span></text:p>
      <text:p text:style-name="P52"><text:span text:style-name="T8"><text:tab/><text:tab/></text:span><text:span text:style-name="T7">try</text:span><text:span text:style-name="T8">{</text:span></text:p>
      <text:p text:style-name="P52"><text:span text:style-name="T8"><text:tab/><text:tab/><text:tab/></text:span><text:span text:style-name="T11">//String </text:span><text:span text:style-name="T12">str</text:span><text:span text:style-name="T11"> = (String) input.get(0);</text:span></text:p>
      <text:p text:style-name="P52"><text:span text:style-name="T8"><text:tab/><text:tab/><text:tab/></text:span><text:span text:style-name="T7">int</text:span><text:span text:style-name="T8"> </text:span><text:span text:style-name="T10">completed</text:span><text:span text:style-name="T8"> = (</text:span><text:span text:style-name="T7">int</text:span><text:span text:style-name="T8">) </text:span><text:span text:style-name="T10">input</text:span><text:span text:style-name="T8">.get(0);</text:span></text:p>
      <text:p text:style-name="P52"><text:span text:style-name="T8"><text:tab/><text:tab/><text:tab/></text:span><text:span text:style-name="T7">int</text:span><text:span text:style-name="T8"> </text:span><text:span text:style-name="T10">total</text:span><text:span text:style-name="T8"> = (</text:span><text:span text:style-name="T7">int</text:span><text:span text:style-name="T8">) </text:span><text:span text:style-name="T10">input</text:span><text:span text:style-name="T8">.get(1);</text:span></text:p>
      <text:p text:style-name="P52"><text:span text:style-name="T8"><text:tab/><text:tab/><text:tab/></text:span><text:span text:style-name="T7">int</text:span><text:span text:style-name="T8"> </text:span><text:span text:style-name="T10">percentage</text:span><text:span text:style-name="T8"> = (</text:span><text:span text:style-name="T7">int</text:span><text:span text:style-name="T8">) (</text:span><text:span text:style-name="T10">completed</text:span><text:span text:style-name="T8">/</text:span><text:span text:style-name="T10">total</text:span><text:span text:style-name="T8"> * 100.0f) ;</text:span></text:p>
      <text:p text:style-name="P52"><text:span text:style-name="T8"><text:tab/><text:tab/><text:tab/><text:tab/></text:span><text:span text:style-name="T7">if</text:span><text:span text:style-name="T8">(</text:span><text:span text:style-name="T10">percentage</text:span><text:span text:style-name="T8"> &gt; 80.0f)</text:span></text:p>
      <text:p text:style-name="P52"><text:span text:style-name="T8"><text:tab/><text:tab/><text:tab/>{</text:span></text:p>
      <text:p text:style-name="P52"><text:span text:style-name="T8"><text:tab/><text:tab/><text:tab/><text:tab/></text:span><text:span text:style-name="T7">return</text:span><text:span text:style-name="T8"> </text:span><text:span text:style-name="T7">true</text:span><text:span text:style-name="T8">;</text:span></text:p>
      <text:p text:style-name="P52"><text:span text:style-name="T8"><text:tab/><text:tab/><text:tab/>}</text:span><text:span text:style-name="T7">else</text:span><text:span text:style-name="T8">{</text:span></text:p>
      <text:p text:style-name="P52"><text:span text:style-name="T8"><text:tab/><text:tab/><text:tab/><text:tab/></text:span></text:p>
      <text:p text:style-name="P52"><text:span text:style-name="T8"><text:tab/><text:tab/><text:tab/><text:tab/><text:tab/></text:span><text:span text:style-name="T7">return</text:span><text:span text:style-name="T8"> </text:span><text:span text:style-name="T7">false</text:span><text:span text:style-name="T8">;</text:span></text:p>
      <text:p text:style-name="P52"><text:span text:style-name="T8"><text:tab/><text:tab/><text:tab/><text:tab/> }</text:span></text:p>
      <text:p text:style-name="P52"><text:span text:style-name="T8"><text:tab/><text:tab/><text:tab/> }<text:tab/><text:tab/></text:span></text:p>
      <text:p text:style-name="P52"><text:span text:style-name="T8"><text:tab/><text:tab/></text:span></text:p>
      <text:p text:style-name="P52"><text:span text:style-name="T8"><text:tab/><text:tab/></text:span></text:p>
      <text:p text:style-name="P52"><text:span text:style-name="T8"><text:tab/><text:tab/></text:span><text:span text:style-name="T7">catch</text:span><text:span text:style-name="T8"> (Exception </text:span><text:span text:style-name="T10">e</text:span><text:span text:style-name="T8">) </text:span></text:p>
      <text:p text:style-name="P52"><text:span text:style-name="T8"><text:tab/><text:tab/>{</text:span></text:p>
      <text:p text:style-name="P52"><text:span text:style-name="T8"><text:tab/><text:tab/><text:tab/></text:span><text:span text:style-name="T11">// </text:span><text:span text:style-name="T13">TODO</text:span><text:span text:style-name="T11">: handle exception</text:span></text:p>
      <text:p text:style-name="P52"><text:span text:style-name="T8"><text:tab/><text:tab/><text:tab/></text:span><text:span text:style-name="T7">throw</text:span><text:span text:style-name="T8"> </text:span><text:span text:style-name="T7">new</text:span><text:span text:style-name="T8"> IOException(</text:span><text:span text:style-name="T14">"caught excepion in fil uDf"</text:span><text:span text:style-name="T8">, </text:span><text:span text:style-name="T10">e</text:span><text:span text:style-name="T8">);</text:span></text:p>
      <text:p text:style-name="P52"><text:span text:style-name="T8"><text:tab/><text:tab/>}</text:span></text:p>
      <text:p text:style-name="P52"><text:soft-page-break/><text:span text:style-name="T8"><text:tab/>}</text:span></text:p>
      <text:p text:style-name="P52"><text:span text:style-name="T8">}</text:span></text:p>
      <text:p text:style-name="P52"><text:span text:style-name="T8"><text:tab/><text:tab/></text:span></text:p>
      <text:p text:style-name="P52"><text:span text:style-name="T8"><text:tab/><text:tab/></text:span></text:p>
      <text:p text:style-name="P54"/>
      <text:p text:style-name="P21">Registering in pig:</text:p>
      <text:p text:style-name="P35"/>
      <text:p text:style-name="P35">register /home/hdusr/Desktop/Exefile/filpertrywithelse.jar</text:p>
      <text:p text:style-name="P35"/>
      <text:p text:style-name="P22"/>
      <text:p text:style-name="P22">Filtering:</text:p>
      <text:p text:style-name="P22"/>
      <text:p text:style-name="P35">H = filter D by pig_UDF.Fil(Project_Performance_IHHL_BPL,Project_Objectives_IHHL_BPL);</text:p>
      <text:p text:style-name="P35"/>
      <text:p text:style-name="P21">Foreach:</text:p>
      <text:p text:style-name="P21"/>
      <text:p text:style-name="P35">I = foreach H generate (State_Name,District_Name,Project_Objectives_IHHL_BPL,Project_Performance_IHHL_BPL);</text:p>
      <text:p text:style-name="P35"/>
      <text:p text:style-name="P35">Dump I<text:span text:style-name="T1">(here values are storing with () so remove them by below command)</text:span></text:p>
      <text:p text:style-name="P37"/>
      <text:p text:style-name="P31">Flatten:</text:p>
      <text:p text:style-name="P31"/>
      <text:p text:style-name="P37">J = foreach I generate FLATTEN($0);</text:p>
      <text:p text:style-name="P37"/>
      <text:p text:style-name="P31">Storing:</text:p>
      <text:p text:style-name="P31"/>
      <text:p text:style-name="P37">store J into '/user/hdusr/mainproject/udf_result' using PigStorage(',');</text:p>
      <text:p text:style-name="P37"/>
      <text:p text:style-name="P33">Creating table in SQL:</text:p>
      <text:p text:style-name="P40"/>
      <text:p text:style-name="P37">Create table mainproject_udf(State_Name varchar(40),District_Name varchar(40),Project_Objectives_IHHL_BPL int(20),Project_Performance_IHHL_BPL int(20));</text:p>
      <text:p text:style-name="P37"/>
      <text:p text:style-name="P33">Exporting to SQL using sqoop:</text:p>
      <text:p text:style-name="P31"/>
      <text:p text:style-name="P37">sqoop export --connect jdbc:mysql://localhost/gova --table mainproject_udf --export-dir /user/hdusr/mianproject/udf_result/part-m-00000 --fields-terminated-by ',' --username root -P</text:p>
      <text:p text:style-name="P37"/>
      <text:p text:style-name="P37"/>
      <text:p text:style-name="P13">checking output in SQL:</text:p>
      <text:p text:style-name="P13"/>
      <text:p text:style-name="P19">select * from mainproject_<text:span text:style-name="T3">udf</text:span>;<text:span text:style-name="T3">(hence the results are too many so cant take screen shot for whole data</text:span><text:span text:style-name="T2">(total 176 records)</text:span><text:span text:style-name="T3">)</text:span></text:p>
      <text:p text:style-name="P19"/>
      <text:p text:style-name="P19"/>
      <text:p text:style-name="P40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50">Project 2 </text:p>
      <text:p text:style-name="P47">-</text:p>
      <text:p text:style-name="P47">USA Consumer Forum Data Analysis</text:p>
      <text:p text:style-name="P45"/>
      <text:p text:style-name="P9">Flume:</text:p>
      <text:p text:style-name="P9"/>
      <text:p text:style-name="P44">flume-ng agent --conf-file /usr/local/flume/conf/flumeproject.conf --name agent -Dflume.root.logger=INFO,console</text:p>
      <text:p text:style-name="P44"/>
      <text:p text:style-name="P27">Inside .conf file:</text:p>
      <text:p text:style-name="P4"/>
      <text:p text:style-name="P43">agent1.sources = mysrc</text:p>
      <text:p text:style-name="P43">agent1.sinks = hdfsdest</text:p>
      <text:p text:style-name="P43">agent1.channels = mychannel</text:p>
      <text:p text:style-name="P43"> <text:s text:c="202"/>agent1.sources.mysrc.type = exec</text:p>
      <text:p text:style-name="P43">agent1.sources.mysrc.command = hadoop fs -put /home/gv/Desktop/Execute/flume/pro/Consumer_Complaints <text:s/>/user/flume/mainprojectQ2</text:p>
      <text:p text:style-name="P43"><text:s text:c="219"/>agent1.sinks.hdfsdest.type = hdfs</text:p>
      <text:p text:style-name="P43">agent1.sinks.hdfsdest.hdfs.path = hdfs://localhost:9000/user/flume/mainproject1</text:p>
      <text:p text:style-name="P43"><text:s text:c="184"/>agent1.channels.mychannel.type = memory</text:p>
      <text:p text:style-name="P43"><text:s text:c="316"/>agent1.sources.mysrc.channels = mychannel</text:p>
      <text:p text:style-name="P44">agent1.sinks.hdfsdest.channel = mychannel</text:p>
      <text:p text:style-name="P47"/>
      <text:p text:style-name="P25">First cleaning the raw data using mapreduce</text:p>
      <text:p text:style-name="P49"/>
      <text:p text:style-name="P44">hadoop jar /home/hdusr/Desktop/Exefile/clean.jar cleaning.Cleandata /user/flume/mainprojectQ2 cleandata</text:p>
      <text:p text:style-name="P44"/>
      <text:p text:style-name="P25"/>
      <text:p text:style-name="P25">1. Write a pig script to find no of complaints which got timely response</text:p>
      <text:p text:style-name="P25"/>
      <text:p text:style-name="P25">Loading data into PIG</text:p>
      <text:p text:style-name="P36"/>
      <text:p text:style-name="P36">A = load '/user/hdusr/cleandata'using PigStorage(',') as (Date_received:chararray,Product:chararray,Sub_product:chararray,Issue:chararray,Sub_issue:chararray,Consumer_complaint_narrative:chararray,Company_public_response:chararray,Company:chararray,State:chararray,ZIP_code:int,Submitted_via:chararray,Date_sent_to_company:chararray,Company_response_to_consumer:chararray,Timely_response:chararray,Consumer_disputed:chararray,Complaint_ID:int);</text:p>
      <text:p text:style-name="P36"/>
      <text:p text:style-name="P23">Filtering:</text:p>
      <text:p text:style-name="P23"/>
      <text:p text:style-name="P36">B = filter A by Timely_response == 'Yes';</text:p>
      <text:p text:style-name="P36"></text:p>
      <text:p text:style-name="P25">Grouping:</text:p>
      <text:p text:style-name="P25"/>
      <text:p text:style-name="P36"><text:soft-page-break/>C = group B ALL;</text:p>
      <text:p text:style-name="P36"></text:p>
      <text:p text:style-name="P25">Foreach:</text:p>
      <text:p text:style-name="P25"/>
      <text:p text:style-name="P36">D = foreach C generate COUNT($0);</text:p>
      <text:p text:style-name="P36"></text:p>
      <text:p text:style-name="P36">dump D;</text:p>
      <text:p text:style-name="P36"/>
      <text:p text:style-name="P32">Storing:</text:p>
      <text:p text:style-name="P32"/>
      <text:p text:style-name="P39">store <text:span text:style-name="T21">D</text:span> into '/user/hdusr/mainproject<text:span text:style-name="T21">Q2</text:span>/<text:span text:style-name="T21">time</text:span>' using PigStorage(',');</text:p>
      <text:p text:style-name="P38"/>
      <text:p text:style-name="P36"/>
      <text:p text:style-name="P34">Exporting to SQL using sqoop:</text:p>
      <text:p text:style-name="P36"></text:p>
      <text:p text:style-name="P36">sqoop export --connect jdbc:mysql://localhost/gova --table mainprojectQ2_time --export-dir /user/hdusr/mianproject/udf_result/part-m-00000 --fields-terminated-by ',' --username root -P</text:p>
      <text:p text:style-name="P36"></text:p>
      <text:p text:style-name="P36">___________________________________________</text:p>
      <text:p text:style-name="P36"></text:p>
      <text:p text:style-name="P25">2. Write a pig script to find no </text:p>
      <text:p text:style-name="P20">of complaints where consumer forum forwarded the complaint </text:p>
      <text:p text:style-name="P20">same day they received to respective company</text:p>
      <text:p text:style-name="P36"/>
      <text:p text:style-name="P23">Filtering:</text:p>
      <text:p text:style-name="P23"/>
      <text:p text:style-name="P36">E = filter A by Date_received == Date_sent_to_company;</text:p>
      <text:p text:style-name="P36"></text:p>
      <text:p text:style-name="P25">Grouping:</text:p>
      <text:p text:style-name="P25"/>
      <text:p text:style-name="P36">F = group E by Company;</text:p>
      <text:p text:style-name="P36"></text:p>
      <text:p text:style-name="P25">Foreach:</text:p>
      <text:p text:style-name="P25"/>
      <text:p text:style-name="P36">G = foreach F generate group, COUNT(E.$0);</text:p>
      <text:p text:style-name="P36"/>
      <text:p text:style-name="P32">Storing:</text:p>
      <text:p text:style-name="P32"/>
      <text:p text:style-name="P39">store <text:span text:style-name="T21">G</text:span> into '/user/hdusr/mainproject<text:span text:style-name="T21">Q2</text:span>/<text:span text:style-name="T20">rese</text:span>' using PigStorage(',');</text:p>
      <text:p text:style-name="P38"/>
      <text:p text:style-name="P36"/>
      <text:p text:style-name="P34">Exporting to SQL using sqoop:</text:p>
      <text:p text:style-name="P36"></text:p>
      <text:p text:style-name="P36">sqoop export --connect jdbc:mysql://localhost/gova --table mainprojectQ2_rese --export-dir /user/hdusr/mianproject/udf_result/part-m-00000 --fields-terminated-by ',' --username root -P</text:p>
      <text:p text:style-name="P36">___________________________________________</text:p>
      <text:p text:style-name="P36"></text:p>
      <text:p text:style-name="P46"><text:span text:style-name="T5"></text:span><text:span text:style-name="T19">3. Write a pig script to find list of companies toping in complaint chart (companies with </text:span></text:p>
      <text:p text:style-name="P20">maximum number of complaints)</text:p>
      <text:p text:style-name="P25"/>
      <text:p text:style-name="P24">Filtering:</text:p>
      <text:p text:style-name="P36"></text:p>
      <text:p text:style-name="P36"><text:soft-page-break/>H = filter <text:span text:style-name="T21">A</text:span> by Consumer_complaint_narrative != '';</text:p>
      <text:p text:style-name="P36"></text:p>
      <text:p text:style-name="P26">Grouping:</text:p>
      <text:p text:style-name="P26"/>
      <text:p text:style-name="P36">I = group H by Company;</text:p>
      <text:p text:style-name="P36"/>
      <text:p text:style-name="P26">Foreach:</text:p>
      <text:p text:style-name="P36"></text:p>
      <text:p text:style-name="P36">J = foreach I generate group, COUNT(H.$0);</text:p>
      <text:p text:style-name="P36"/>
      <text:p text:style-name="P29">OrderBy:</text:p>
      <text:p text:style-name="P36"></text:p>
      <text:p text:style-name="P36">K = order J by $1 DESC;</text:p>
      <text:p text:style-name="P36"/>
      <text:p text:style-name="P29">Limit:</text:p>
      <text:p text:style-name="P36"></text:p>
      <text:p text:style-name="P36">L = limit K 1;</text:p>
      <text:p text:style-name="P36"/>
      <text:p text:style-name="P32">Storing:</text:p>
      <text:p text:style-name="P32"/>
      <text:p text:style-name="P39">store <text:span text:style-name="T21">L</text:span> into '/user/hdusr/mainproject<text:span text:style-name="T21">Q2</text:span>/<text:span text:style-name="T20">null</text:span>' using PigStorage(',');</text:p>
      <text:p text:style-name="P38"/>
      <text:p text:style-name="P36"></text:p>
      <text:p text:style-name="P34">Exporting to SQL using sqoop:</text:p>
      <text:p text:style-name="P34"/>
      <text:p text:style-name="P36">sqoop export --connect jdbc:mysql://localhost/gova --table mainprojectQ2_null --export-dir /user/hdusr/mianproject/udf_result/part-m-00000 --fields-terminated-by ',' --username root -P</text:p>
      <text:p text:style-name="P36">_______________________________________________</text:p>
      <text:p text:style-name="P36"></text:p>
      <text:p text:style-name="P25">4. Write a pig script to find no</text:p>
      <text:p text:style-name="P20">of complaints filed with product type has &amp;quot;Debt </text:p>
      <text:p text:style-name="P20">collection&amp;quot; for the year 2015</text:p>
      <text:p text:style-name="P20"/>
      <text:p text:style-name="P24">Filtering:</text:p>
      <text:p text:style-name="P24"/>
      <text:p text:style-name="P36">M = filter <text:span text:style-name="T21">A</text:span> by Product == 'Debt collection';</text:p>
      <text:p text:style-name="P36"></text:p>
      <text:p text:style-name="P24">Filtering:</text:p>
      <text:p text:style-name="P36"></text:p>
      <text:p text:style-name="P36">N = FILTER M BY (Date_received matches '.*2015.*');</text:p>
      <text:p text:style-name="P36"></text:p>
      <text:p text:style-name="P26">Grouping:</text:p>
      <text:p text:style-name="P26"/>
      <text:p text:style-name="P36">O = group N ALL;</text:p>
      <text:p text:style-name="P36"/>
      <text:p text:style-name="P26">Foreach:</text:p>
      <text:p text:style-name="P36"></text:p>
      <text:p text:style-name="P36">P = foreach O generate COUNT(N.$0);</text:p>
      <text:p text:style-name="P36"/>
      <text:p text:style-name="P32">Storing:</text:p>
      <text:p text:style-name="P32"/>
      <text:p text:style-name="P39">store <text:span text:style-name="T21">P </text:span>into '/user/hdusr/mainproject<text:span text:style-name="T21">Q2</text:span>/<text:span text:style-name="T20">2015</text:span>' using PigStorage(',');</text:p>
      <text:p text:style-name="P38"><text:soft-page-break/></text:p>
      <text:p text:style-name="P36"></text:p>
      <text:p text:style-name="P34">Exporting to SQL using sqoop:</text:p>
      <text:p text:style-name="P34"/>
      <text:p text:style-name="P36">sqoop export --connect jdbc:mysql://localhost/gova --table mainprojectQ2_2015 --export-dir /user/hdusr/mianproject/udf_result/part-m-00000 --fields-terminated-by ',' --username root -P</text:p>
      <text:p text:style-name="P36"></text:p>
      <text:p text:style-name="P36"/>
      <text:p text:style-name="P50"/>
      <text:p text:style-name="P51"/>
      <text:p text:style-name="P8"/>
      <text:p text:style-name="P1"/>
      <text:p text:style-name="P18"/>
      <text:p text:style-name="P18"/>
      <text:p text:style-name="P18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20:35:38.380506672</meta:creation-date>
    <dc:date>2016-09-23T21:49:20.415880282</dc:date>
    <meta:editing-duration>PT1H9M29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8" meta:paragraph-count="201" meta:word-count="853" meta:character-count="11653" meta:non-whitespace-character-count="8984"/>
  </office:meta>
</office:document-meta>
</file>